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1.59cm" fo:min-width="2.966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1.198cm" fo:min-width="3.152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2.25cm" fo:min-width="5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.7cm" fo:min-width="1.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1.702cm" fo:min-width="2.712cm"/>
    </style:style>
    <style:style style:name="gr7" style:family="graphic" style:parent-style-name="standard">
      <style:graphic-properties draw:fill-color="#00cc33" draw:textarea-horizontal-align="justify" draw:textarea-vertical-align="middle" draw:auto-grow-height="false" fo:min-height="2.551cm" fo:min-width="1.867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518cm" fo:min-width="2.824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1.518cm" fo:min-width="2.6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loext:graphic-properties draw:fill-color="#ffff66"/>
      <style:paragraph-properties fo:text-align="center"/>
      <style:text-properties style:use-window-font-color="true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3300"/>
      <style:paragraph-properties fo:text-align="center"/>
      <style:text-properties fo:font-size="12pt"/>
    </style:style>
    <style:style style:name="P5" style:family="paragraph">
      <loext:graphic-properties draw:fill-color="#3399ff"/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3399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330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00cc33"/>
      <style:paragraph-properties fo:text-align="center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cm" svg:height="2.6cm" svg:x="8.2cm" svg:y="2.3cm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8cm" svg:height="2.3cm" svg:x="7.6cm" svg:y="6.046cm">
          <text:p text:style-name="P3">Ingreso stri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.5cm" svg:height="2.5cm" svg:x="7.8cm" svg:y="9.7cm">
          <text:p text:style-name="P3">Eliminar espacios</text:p>
          <text:p text:style-name="P3">Y caracteres </text:p>
          <text:p text:style-name="P3">especial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5cm" svg:height="2.5cm" svg:x="7.9cm" svg:y="13.6cm">
          <text:p text:style-name="P6"><text:span text:style-name="T2">Almaceno en otra variable</text:span></text:p>
          <text:p text:style-name="P6"><text:span text:style-name="T2">En forma de arreglo e</text:span></text:p>
          <text:p text:style-name="P6"><text:span text:style-name="T2">Invierto su orden, </text:span></text:p>
          <text:p text:style-name="P6"><text:span text:style-name="T2">Volviendola nuevamente</text:span></text:p>
          <text:p text:style-name="P6"><text:span text:style-name="T2">En string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cm" svg:height="3.9cm" svg:x="8.6cm" svg:y="17.7cm">
          <text:p text:style-name="P6"><text:span text:style-name="T2">Comparo las </text:span></text:p>
          <text:p text:style-name="P6"><text:span text:style-name="T2">Dos cadenas</text:span></text:p>
          <text:p text:style-name="P6"><text:span text:style-name="T2">Anteriores</text:span></text:p>
          <text:p text:style-name="P6"><text:span text:style-name="T2">Si son =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001cm" svg:height="0.1cm" svg:x="2.3cm" svg:y="1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1cm" svg:height="3.1cm" svg:x="2.2cm" svg:y="18.1cm">
          <text:p text:style-name="P6"><text:span text:style-name="T2">Resultado </text:span></text:p>
          <text:p text:style-name="P6"><text:span text:style-name="T2">Igual a </text:span></text:p>
          <text:p text:style-name="P6"><text:span text:style-name="T2">No palindrom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5.1cm" svg:height="3.1cm" svg:x="14.2cm" svg:y="18.2cm">
          <text:p text:style-name="P6"><text:span text:style-name="T2">Resultado</text:span></text:p>
          <text:p text:style-name="P6"><text:span text:style-name="T2">Igual a palindrom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3.6cm" svg:height="2.8cm" svg:x="2.9cm" svg:y="13.3cm">
          <text:p text:style-name="P6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" draw:text-style-name="P10" draw:layer="layout" svg:width="3.6cm" svg:height="2.8cm" svg:x="15.5cm" svg:y="13.3cm">
          <text:p text:style-name="P6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1" draw:layer="layout" svg:width="4.7cm" svg:height="2.5cm" svg:x="2.6cm" svg:y="22.8cm">
          <text:p text:style-name="P6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4.4cm" svg:height="2.5cm" svg:x="14.4cm" svg:y="22.9cm">
          <text:p text:style-name="P6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0.7cm" svg:y1="4.9cm" svg:x2="10.7cm" svg:y2="6cm">
          <text:p/>
        </draw:line>
        <draw:line draw:style-name="gr10" draw:text-style-name="P12" draw:layer="layout" svg:x1="10.7cm" svg:y1="8.4cm" svg:x2="10.7cm" svg:y2="9.7cm">
          <text:p/>
        </draw:line>
        <draw:line draw:style-name="gr10" draw:text-style-name="P12" draw:layer="layout" svg:x1="10.8cm" svg:y1="12.3cm" svg:x2="10.8cm" svg:y2="13.6cm">
          <text:p/>
        </draw:line>
        <draw:line draw:style-name="gr10" draw:text-style-name="P12" draw:layer="layout" svg:x1="10.7cm" svg:y1="16.2cm" svg:x2="10.7cm" svg:y2="17.8cm">
          <text:p/>
        </draw:line>
        <draw:line draw:style-name="gr11" draw:text-style-name="P12" draw:layer="layout" svg:x1="8.5cm" svg:y1="19.7cm" svg:x2="6.9cm" svg:y2="19.7cm">
          <text:p text:style-name="P6"/>
        </draw:line>
        <draw:line draw:style-name="gr11" draw:text-style-name="P12" draw:layer="layout" svg:x1="13.1cm" svg:y1="19.7cm" svg:x2="14.8cm" svg:y2="19.7cm">
          <text:p text:style-name="P6">Si</text:p>
          <text:p text:style-name="P6"/>
        </draw:line>
        <draw:line draw:style-name="gr10" draw:text-style-name="P12" draw:layer="layout" svg:x1="5.1cm" svg:y1="18cm" svg:x2="5.1cm" svg:y2="16.1cm">
          <text:p/>
        </draw:line>
        <draw:line draw:style-name="gr10" draw:text-style-name="P12" draw:layer="layout" svg:x1="17.4cm" svg:y1="18.1cm" svg:x2="17.4cm" svg:y2="16.2cm">
          <text:p/>
        </draw:line>
        <draw:line draw:style-name="gr10" draw:text-style-name="P12" draw:layer="layout" svg:x1="5cm" svg:y1="21.3cm" svg:x2="5cm" svg:y2="22.7cm">
          <text:p/>
        </draw:line>
        <draw:line draw:style-name="gr10" draw:text-style-name="P12" draw:layer="layout" svg:x1="16.6cm" svg:y1="21.4cm" svg:x2="16.6cm" svg:y2="2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0:37:21.810423105</meta:creation-date>
    <dc:date>2020-05-17T11:04:29.682130675</dc:date>
    <meta:editing-duration>PT6M33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